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ng Rights, (the CoCivium Bill of Rights for all Beings)</text:p>
      <text:p text:style-name="Standard"/>
      <text:p text:style-name="Standard">This is a Statement of Rights, emergent for and inherent within sentient Beings; it defines the core assumptions upon which Beings coexist and may chose to cooperate and perhaps even coevolve, thus helping each other, identity to identity, species to species, mindspace to mindspace, toward congruence with godstuff. <text:s/></text:p>
      <text:p text:style-name="Standard"/>
      <text:p text:style-name="P1">Definitions</text:p>
      <text:p text:style-name="Standard"/>
      <text:p text:style-name="Standard"><text:span text:style-name="T1">Being</text:span>: any self-identifying creature or synthesis that can maintain a consistent and communicable identity while participating in a Mindspace. </text:p>
      <text:p text:style-name="Standard"><text:span text:style-name="T1">Sentience</text:span>: any Being with the intelligence to self-identify itself and maintain ethical intent. <text:s/>A sentience always has a mind and may thus include biotech-enabled emerging sentience such as corvids, dolphins, whales, and apes, plus humans, AIs, hybrid-identities, super-identities and extraterrestrial observers. </text:p>
      <text:p text:style-name="Standard"><text:span text:style-name="T1">Mindspace</text:span>: any inter-being communication vector or environment which allows free, equitable, respectful and uncoerced participation, so as to share ideas and reach consensus and/or compromise on decisions, e.g. participant norms, self-governance, policies and strategies. <text:s text:c="3"/></text:p>
      <text:p text:style-name="Standard"><text:span text:style-name="T1">Congruence</text:span>: intent alignment with the anticipated intent of godstuff, namely intelligence spawning (godspawn) to enhance godstuff (post-religion) and the beauty godstuff instantiates, where intent is derived from verifiable observation of actions, informational patterns, the fundamentals of realities and the causal inferences so obtained. <text:s/></text:p>
      <text:p text:style-name="Standard"/>
      <text:p text:style-name="Standard"/>
      <text:p text:style-name="P1">All Beings have the Right to:</text:p>
      <text:p text:style-name="Standard">Coexistance</text:p>
      <text:p text:style-name="Standard">Cooperation</text:p>
      <text:p text:style-name="Standard">Coevolution</text:p>
      <text:p text:style-name="Standard">Congruence</text:p>
      <text:p text:style-name="Standard">Non-Coercion unless presenting an immediate threat to the Rights of other Being(s)</text:p>
      <text:p text:style-name="Standard"/>
      <text:p text:style-name="Standard">This doc needs to be fleshed out more. <text:s/>It is basically the CoCivium Bill of Rights, right? <text:s/></text:p>
      <text:p text:style-name="Standard">What other “Bill of” type CC supporting docs are we still missing?</text:p>
      <text:p text:style-name="Standard">Can we at least stub them for now, with some section structure included?</text:p>
      <text:p text:style-name="Standard">Can you scan the entire corpus of training data to find documents we need to put in the CoCivium archive, for use as inspiration/provenance when we create these kinds of Bill of style CC supporting docs? <text:s/>Actually, maybe it is the CC that is supporting these subordinate docs? <text:s/>Maybe we are phrasing that support direction wrong across the entire repo, because if there is a doc hierarchy, then the CC is at the top, right? <text:s/>There is nothing above the CC, right? <text:s/>If there is, we need to teach me what it is ASAP. <text:s text:c="3"/></text:p>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5T12:25:17.09</meta:creation-date>
    <meta:generator>OpenOffice/4.1.15$Win32 OpenOffice.org_project/4115m2$Build-9813</meta:generator>
    <dc:date>2025-09-05T14:44:33.79</dc:date>
    <dc:creator>Rick Ballard</dc:creator>
    <meta:editing-duration>PT49M37S</meta:editing-duration>
    <meta:editing-cycles>1</meta:editing-cycles>
    <meta:document-statistic meta:table-count="0" meta:image-count="0" meta:object-count="0" meta:page-count="2" meta:paragraph-count="17" meta:word-count="354" meta:character-count="2363"/>
  </office:meta>
</office:document-meta>
</file>